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斜体" style:font-family-generic="roman" style:font-pitch="variable"/>
    <style:font-face style:name="Liberation Sans" svg:font-family="'Liberation Sans'" style:font-family-generic="roman" style:font-pitch="variable"/>
    <style:font-face style:name="Takao Pゴシック" svg:font-family="'Takao Pゴシック'" style:font-family-generic="roman" style:font-pitch="variable"/>
    <style:font-face style:name="Takao P明朝" svg:font-family="'Takao P明朝'" style:font-family-generic="roman" style:font-pitch="variable"/>
    <style:font-face style:name="IPA Pゴシック" svg:font-family="'IPA Pゴシック'" style:font-family-generic="system" style:font-pitch="variable"/>
    <style:font-face style:name="Takao Pゴシック1" svg:font-family="'Takao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92cm"/>
    </style:style>
    <style:style style:name="gr2" style:family="graphic" style:parent-style-name="standard">
      <style:graphic-properties svg:stroke-width="0.03cm" draw:marker-start-width="0.345cm" draw:marker-end-width="0.345cm" draw:fill="none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Ultrafine_20_Dashed" svg:stroke-width="0.04cm" draw:marker-start-width="0.26cm" draw:marker-end="Arrow" draw:marker-end-width="0.36cm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1cm" draw:marker-start-width="0.35cm" draw:marker-end="" draw:marker-end-width="0.6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.3cm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18cm" draw:marker-start-width="0.47cm" draw:marker-end-width="0.47cm" draw:textarea-horizontal-align="center" draw:textarea-vertical-align="middle" fo:padding-top="0.215cm" fo:padding-bottom="0.215cm" fo:padding-left="0.34cm" fo:padding-right="0.34cm"/>
    </style:style>
    <style:style style:name="gr11" style:family="graphic" style:parent-style-name="standard">
      <style:graphic-properties draw:stroke="none" svg:stroke-color="#000000" draw:fill="none" draw:fill-color="#ffffff" fo:min-height="0.636cm"/>
    </style:style>
    <style:style style:name="gr12" style:family="graphic" style:parent-style-name="standard">
      <style:graphic-properties draw:stroke="none" svg:stroke-color="#000000" draw:fill="none" draw:fill-color="#ffffff" fo:min-height="0.25cm"/>
    </style:style>
    <style:style style:name="gr13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text-properties style:font-name="Century Schoolbook L1" fo:font-size="22pt" style:font-name-asian="Century Schoolbook L1" style:font-size-asian="18pt" style:font-size-complex="28pt"/>
    </style:style>
    <style:style style:name="P2" style:family="paragraph">
      <loext:graphic-properties draw:fill="none" draw:fill-color="#ffffff"/>
      <style:text-properties fo:color="#000000" style:font-name="Century Schoolbook L1" fo:font-size="22pt" fo:font-style="italic" style:font-name-asian="Century Schoolbook L1" style:font-size-asian="18pt" style:font-style-asian="italic" style:font-size-complex="28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hatch" draw:fill-hatch-name="Black_20_45_20_Degrees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text-properties style:font-name="Century Schoolbook L1" fo:font-size="22pt" style:font-name-asian="Century Schoolbook L1" style:font-size-asian="28pt" style:font-size-complex="28pt"/>
    </style:style>
    <style:style style:name="P9" style:family="paragraph">
      <loext:graphic-properties draw:fill="none" draw:fill-color="#ffffff"/>
      <style:text-properties fo:color="#000000" style:font-name="Century Schoolbook L1" fo:font-size="22pt" fo:font-style="italic" style:font-name-asian="Century Schoolbook L1" style:font-size-asian="28pt" style:font-style-asian="italic" style:font-size-complex="28pt" style:font-style-complex="italic"/>
    </style:style>
    <style:style style:name="P10" style:family="paragraph">
      <style:text-properties fo:font-size="14pt" style:font-size-asian="14pt" style:font-size-complex="18pt"/>
    </style:style>
    <style:style style:name="P11" style:family="paragraph">
      <loext:graphic-properties draw:fill="none" draw:fill-color="#ffffff"/>
      <style:text-properties fo:font-size="14pt" style:font-size-asian="14pt" style:font-size-complex="18pt"/>
    </style:style>
    <style:style style:name="P12" style:family="paragraph">
      <style:text-properties fo:font-size="10pt" style:font-size-asian="10pt" style:font-size-complex="18pt"/>
    </style:style>
    <style:style style:name="P13" style:family="paragraph">
      <loext:graphic-properties draw:fill="none" draw:fill-color="#ffffff"/>
      <style:text-properties fo:font-size="10pt" style:font-size-asian="10pt" style:font-size-complex="18pt"/>
    </style:style>
    <style:style style:name="P14" style:family="paragraph">
      <style:text-properties style:font-name="Century Schoolbook L1" fo:font-size="18pt" style:font-name-asian="Century Schoolbook L1" style:font-size-asian="18pt" style:font-size-complex="28pt"/>
    </style:style>
    <style:style style:name="P15" style:family="paragraph">
      <loext:graphic-properties draw:fill="none" draw:fill-color="#ffffff"/>
      <style:text-properties fo:color="#000000" style:font-name="Century Schoolbook L1" fo:font-size="18pt" fo:font-style="italic" style:font-name-asian="Century Schoolbook L1" style:font-size-asian="18pt" style:font-style-asian="italic" style:font-size-complex="28pt" style:font-style-complex="italic"/>
    </style:style>
    <style:style style:name="T1" style:family="text">
      <style:text-properties fo:color="#000000" style:font-name="Century Schoolbook L1" fo:font-size="22pt" fo:font-style="italic" style:font-name-asian="Century Schoolbook L1" style:font-size-asian="18pt" style:font-style-asian="italic" style:font-size-complex="28pt" style:font-style-complex="italic"/>
    </style:style>
    <style:style style:name="T2" style:family="text">
      <style:text-properties fo:color="#000000" style:font-name="Century Schoolbook L1" fo:font-size="22pt" fo:font-style="italic" style:font-name-asian="Century Schoolbook L1" style:font-size-asian="28pt" style:font-style-asian="italic" style:font-size-complex="28pt" style:font-style-complex="italic"/>
    </style:style>
    <style:style style:name="T3" style:family="text">
      <style:text-properties fo:font-size="14pt" style:font-size-asian="14pt" style:font-size-complex="18pt"/>
    </style:style>
    <style:style style:name="T4" style:family="text">
      <style:text-properties fo:font-size="10pt" style:font-size-asian="10pt" style:font-size-complex="18pt"/>
    </style:style>
    <style:style style:name="T5" style:family="text">
      <style:text-properties fo:color="#000000" style:font-name="Century Schoolbook L1" fo:font-size="18pt" fo:font-style="italic" style:font-name-asian="Century Schoolbook L1" style:font-size-asian="1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.2cm" svg:height="1.28cm" svg:x="10.3cm" svg:y="4.486cm">
          <draw:text-box>
            <text:p text:style-name="P1"><text:span text:style-name="T1">x</text:span></text:p>
          </draw:text-box>
        </draw:frame>
        <draw:path draw:style-name="gr2" draw:text-style-name="P3" draw:layer="layout" svg:width="7.461cm" svg:height="1.669cm" svg:x="1.642cm" svg:y="3.329cm" svg:viewBox="0 0 7462 1670" svg:d="M0 1670c3980-3758 7462 0 7462 0z">
          <text:p/>
        </draw:path>
        <draw:custom-shape draw:style-name="gr3" draw:text-style-name="P4" draw:layer="layout" svg:width="7.778cm" svg:height="0.357cm" svg:x="1.642cm" svg:y="4.869cm">
          <text:p/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4.426cm" svg:height="4.055cm" svg:x="1.832cm" svg:y="0.8cm" svg:viewBox="0 0 4427 4056" svg:d="M0 4056c2361-9127 4427 0 4427 0z">
          <text:p/>
        </draw:path>
        <draw:custom-shape draw:style-name="gr3" draw:text-style-name="P4" draw:layer="layout" svg:width="4.68cm" svg:height="0.406cm" svg:x="1.768cm" svg:y="4.693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4.783cm" svg:x2="10.943cm" svg:y2="4.783cm">
          <text:p/>
        </draw:line>
        <draw:line draw:style-name="gr5" draw:text-style-name="P5" draw:layer="layout" svg:x1="0.883cm" svg:y1="6.175cm" svg:x2="11.633cm" svg:y2="6.175cm">
          <text:p/>
        </draw:line>
        <draw:custom-shape draw:style-name="gr6" draw:text-style-name="P6" draw:layer="layout" svg:width="10.75cm" svg:height="0.473cm" svg:x="0.883cm" svg:y="6.1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341cm" svg:height="0.342cm" draw:transform="skewX (0.00296705972839039) rotate (-0.433016187419793) translate (1.413cm 4.8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.425cm" svg:y1="5.231cm" svg:x2="1.21cm" svg:y2="5.696cm">
          <text:p/>
        </draw:line>
        <draw:line draw:style-name="gr9" draw:text-style-name="P5" draw:layer="layout" svg:x1="1.21cm" svg:y1="5.696cm" svg:x2="0.754cm" svg:y2="5.696cm">
          <text:p/>
        </draw:line>
        <draw:line draw:style-name="gr9" draw:text-style-name="P5" draw:layer="layout" svg:x1="1.21cm" svg:y1="5.696cm" svg:x2="1.289cm" svg:y2="6.175cm">
          <text:p/>
        </draw:line>
        <draw:line draw:style-name="gr9" draw:text-style-name="P5" draw:layer="layout" svg:x1="1.333cm" svg:y1="5.293cm" svg:x2="1.065cm" svg:y2="5.483cm">
          <text:p/>
        </draw:line>
        <draw:line draw:style-name="gr10" draw:text-style-name="P5" draw:layer="layout" svg:x1="1.396cm" svg:y1="5.293cm" svg:x2="1.79cm" svg:y2="5.616cm">
          <text:p/>
        </draw:line>
        <draw:line draw:style-name="gr4" draw:text-style-name="P5" draw:layer="layout" svg:x1="1.9cm" svg:y1="4.8cm" svg:x2="1.9cm" svg:y2="0.73cm">
          <text:p/>
        </draw:line>
        <draw:frame draw:style-name="gr1" draw:text-style-name="P9" draw:layer="layout" svg:width="1.2cm" svg:height="1.28cm" svg:x="1cm" svg:y="0.586cm">
          <draw:text-box>
            <text:p text:style-name="P8"><text:span text:style-name="T2">y</text:span></text:p>
          </draw:text-box>
        </draw:frame>
        <draw:frame draw:style-name="gr11" draw:text-style-name="P11" draw:layer="layout" svg:width="1cm" svg:height="0.886cm" svg:x="3.2cm" svg:y="2.9cm">
          <draw:text-box>
            <text:p text:style-name="P10"><text:span text:style-name="T3">A</text:span></text:p>
          </draw:text-box>
        </draw:frame>
        <draw:frame draw:style-name="gr12" draw:text-style-name="P11" draw:layer="layout" svg:width="1cm" svg:height="0.742cm" svg:x="4.7cm" svg:y="2.6cm">
          <draw:text-box>
            <text:p text:style-name="P10">B</text:p>
          </draw:text-box>
        </draw:frame>
        <draw:frame draw:style-name="gr12" draw:text-style-name="P11" draw:layer="layout" svg:width="1cm" svg:height="0.742cm" svg:x="8.5cm" svg:y="4cm">
          <draw:text-box>
            <text:p text:style-name="P10"><text:span text:style-name="T3">C</text:span></text:p>
          </draw:text-box>
        </draw:frame>
        <draw:frame draw:style-name="gr12" draw:text-style-name="P13" draw:layer="layout" svg:width="2.5cm" svg:height="0.602cm" svg:x="4cm" svg:y="3.5cm">
          <draw:text-box>
            <text:p text:style-name="P12"><text:span text:style-name="T4">軌</text:span><text:span text:style-name="T4">道</text:span><text:span text:style-name="T4">2</text:span></text:p>
          </draw:text-box>
        </draw:frame>
        <draw:frame draw:style-name="gr12" draw:text-style-name="P13" draw:layer="layout" svg:width="2.5cm" svg:height="0.602cm" svg:x="2.7cm" svg:y="1.7cm">
          <draw:text-box>
            <text:p text:style-name="P12"><text:span text:style-name="T4">軌道</text:span><text:span text:style-name="T4">1</text:span></text:p>
          </draw:text-box>
        </draw:frame>
        <draw:frame draw:style-name="gr1" draw:text-style-name="P15" draw:layer="layout" svg:width="1.2cm" svg:height="1.242cm" svg:x="1.5cm" svg:y="4.8cm">
          <draw:text-box>
            <text:p text:style-name="P14"><text:span text:style-name="T5">O</text:span></text:p>
          </draw:text-box>
        </draw:frame>
        <draw:custom-shape draw:style-name="gr13" draw:text-style-name="P4" draw:layer="layout" svg:width="0.317cm" svg:height="0.316cm" svg:x="3.544cm" svg:y="3.5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317cm" svg:height="0.316cm" svg:x="5.244cm" svg:y="3.1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317cm" svg:height="0.316cm" svg:x="8.744cm" svg:y="4.6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317cm" svg:height="0.316cm" svg:x="1.743cm" svg:y="4.5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斜体" style:font-family-generic="roman" style:font-pitch="variable"/>
    <style:font-face style:name="Liberation Sans" svg:font-family="'Liberation Sans'" style:font-family-generic="roman" style:font-pitch="variable"/>
    <style:font-face style:name="Takao Pゴシック" svg:font-family="'Takao Pゴシック'" style:font-family-generic="roman" style:font-pitch="variable"/>
    <style:font-face style:name="Takao P明朝" svg:font-family="'Takao P明朝'" style:font-family-generic="roman" style:font-pitch="variable"/>
    <style:font-face style:name="IPA Pゴシック" svg:font-family="'IPA Pゴシック'" style:font-family-generic="system" style:font-pitch="variable"/>
    <style:font-face style:name="Takao Pゴシック1" svg:font-family="'Takao Pゴシック'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 P明朝" fo:font-size="24pt" fo:language="en" fo:country="US" style:font-name-asian="Takao Pゴシック1" style:font-size-asian="24pt" style:language-asian="ja" style:country-asian="JP" style:font-name-complex="Takao Pゴシック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 Pゴシック" fo:font-family="'Takao Pゴシック'" style:font-family-generic="roman" style:font-pitch="variable" fo:font-size="18pt" fo:font-style="normal" fo:text-shadow="none" style:text-underline-style="none" fo:font-weight="normal" style:letter-kerning="true" style:font-name-asian="Takao Pゴシック1" style:font-family-asian="'Takao Pゴシック'" style:font-family-generic-asian="system" style:font-pitch-asian="variable" style:font-size-asian="18pt" style:font-style-asian="normal" style:font-weight-asian="normal" style:font-name-complex="Takao Pゴシック1" style:font-family-complex="'Takao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0.6cm" fo:margin-left="0.6cm" fo:margin-right="0.6cm" fo:page-width="12.5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shida </meta:initial-creator>
    <meta:creation-date>2011-04-24T16:02:23</meta:creation-date>
    <dc:date>2016-12-28T08:49:28.556874153</dc:date>
    <meta:editing-duration>PT1H4M13S</meta:editing-duration>
    <meta:editing-cycles>15</meta:editing-cycles>
    <meta:generator>LibreOffice/5.1.4.2$Linux_X86_64 LibreOffice_project/10m0$Build-2</meta:generator>
    <meta:document-statistic meta:object-count="26"/>
  </office:meta>
</office:document-meta>
</file>